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ff00" draw:textarea-horizontal-align="justify" draw:textarea-vertical-align="middle" draw:auto-grow-height="false" fo:min-height="2.66cm" fo:min-width="2.41cm"/>
    </style:style>
    <style:style style:name="gr2" style:family="graphic" style:parent-style-name="standard">
      <style:graphic-properties svg:stroke-color="#000000" draw:fill="solid" draw:fill-color="#ccff00" draw:textarea-horizontal-align="justify" draw:textarea-vertical-align="middle" draw:auto-grow-height="false" fo:min-height="2.659cm" fo:min-width="2.41cm"/>
    </style:style>
    <style:style style:name="gr3" style:family="graphic" style:parent-style-name="standard">
      <style:graphic-properties svg:stroke-color="#000000" draw:fill="solid" draw:fill-color="#ccff00" draw:textarea-horizontal-align="justify" draw:textarea-vertical-align="middle" draw:auto-grow-height="false" fo:min-height="2.659cm" fo:min-width="2.409cm"/>
    </style:style>
    <style:style style:name="gr4" style:family="graphic" style:parent-style-name="standard">
      <style:graphic-properties svg:stroke-color="#009900" draw:fill="solid" draw:fill-color="#ccff99" draw:textarea-horizontal-align="justify" draw:textarea-vertical-align="middle" draw:auto-grow-height="false" fo:min-height="0.808cm" fo:min-width="0.646cm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042cm" fo:min-width="1.704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.514cm" fo:min-width="1.132cm" draw:shadow="hidden"/>
    </style:style>
    <style:style style:name="gr10" style:family="graphic" style:parent-style-name="standard">
      <style:graphic-properties svg:stroke-color="#009900" draw:fill-color="#ccff99" draw:textarea-horizontal-align="justify" draw:textarea-vertical-align="middle" draw:auto-grow-height="false" fo:min-height="1.252cm" fo:min-width="0.646cm"/>
    </style:style>
    <style:style style:name="gr11" style:family="graphic" style:parent-style-name="standard">
      <style:graphic-properties svg:stroke-color="#009900" draw:fill-color="#ccff99" draw:textarea-horizontal-align="justify" draw:textarea-vertical-align="middle" draw:auto-grow-height="false" fo:min-height="1.253cm" fo:min-width="0.646cm"/>
    </style:style>
    <style:style style:name="gr12" style:family="graphic" style:parent-style-name="standard">
      <style:graphic-properties svg:stroke-color="#009900" draw:fill="solid" draw:fill-color="#eeeeee" draw:textarea-horizontal-align="justify" draw:textarea-vertical-align="middle" draw:auto-grow-height="false" fo:min-height="1.252cm" fo:min-width="0.6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.4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4" draw:id="id14" draw:layer="layout" svg:width="2.91cm" svg:height="2.91cm" svg:x="12.709cm" svg:y="5.579cm">
          <text:p text:style-name="P1">Archiwum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7" draw:id="id17" draw:layer="layout" svg:width="2.91cm" svg:height="2.909cm" svg:x="12.709cm" svg:y="11.046cm">
          <text:p text:style-name="P1">Archiwum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5" draw:id="id25" draw:layer="layout" svg:width="2.909cm" svg:height="2.909cm" svg:x="14.12cm" svg:y="21.009cm">
          <text:p text:style-name="P1">Archiwum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2" draw:id="id22" draw:layer="layout" svg:width="2.909cm" svg:height="2.909cm" svg:x="14.12cm" svg:y="16.248cm">
          <text:p text:style-name="P1">Archiwum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1.146cm" svg:height="1.058cm" svg:x="1.6cm" svg:y="2.317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.204cm" svg:height="2.292cm" svg:x="5.391cm" svg:y="1.7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204cm" svg:height="2.292cm" svg:x="2.923cm" svg:y="1.7cm">
          <text:p text:style-name="P2"><text:span text:style-name="T1">Π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.173cm" svg:y1="3.375cm" svg:x2="8.87cm" svg:y2="7.476cm" draw:start-shape="id1" draw:start-glue-point="2" draw:end-shape="id2" draw:end-glue-point="7" svg:d="M2173 3375v4101h6697" svg:viewBox="0 0 6698 4102">
          <text:p/>
        </draw:connector>
        <draw:connector draw:style-name="gr6" draw:text-style-name="P1" draw:layer="layout" svg:x1="4.025cm" svg:y1="3.992cm" svg:x2="8.87cm" svg:y2="6.77cm" draw:start-shape="id3" draw:start-glue-point="2" draw:end-shape="id4" draw:end-glue-point="6" svg:d="M4025 3992v2778h4845" svg:viewBox="0 0 4846 2779">
          <text:p/>
        </draw:connector>
        <draw:custom-shape draw:style-name="gr7" draw:text-style-name="P1" xml:id="id4" draw:id="id4" draw:layer="layout" svg:width="0.265cm" svg:height="0.265cm" svg:x="8.87cm" svg:y="6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0.265cm" svg:height="0.264cm" svg:x="8.87cm" svg:y="7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svg:x1="6.493cm" svg:y1="3.992cm" svg:x2="8.87cm" svg:y2="8.092cm" draw:start-shape="id5" draw:start-glue-point="2" draw:end-shape="id6" draw:end-glue-point="6" svg:d="M6493 3992v4100h2377" svg:viewBox="0 0 2378 4101">
          <text:p/>
        </draw:connector>
        <draw:custom-shape draw:style-name="gr9" draw:text-style-name="P1" xml:id="id2" draw:id="id2" draw:layer="layout" svg:width="3.262cm" svg:height="2.293cm" draw:transform="rotate (-1.5707963267949) translate (11.163cm 5.844cm)">
          <text:p text:style-name="P1">O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" draw:id="id7" draw:layer="layout" svg:width="1.146cm" svg:height="1.502cm" svg:x="12.838cm" svg:y="6.726cm">
          <text:p text:style-name="P1">H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163cm" svg:y1="7.476cm" svg:x2="12.838cm" svg:y2="7.477cm" draw:start-shape="id2" draw:start-glue-point="4" draw:end-shape="id7" draw:end-glue-point="3" svg:d="M11163 7476h838v1h837" svg:viewBox="0 0 1676 2">
          <text:p/>
        </draw:connector>
        <draw:custom-shape draw:style-name="gr7" draw:text-style-name="P1" draw:layer="layout" svg:width="0.265cm" svg:height="0.265cm" svg:x="8.87cm" svg:y="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5cm" svg:height="0.264cm" svg:x="8.87cm" svg:y="7.9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xml:id="id8" draw:id="id8" draw:layer="layout" svg:width="3.262cm" svg:height="2.293cm" draw:transform="rotate (-1.5707963267949) translate (11.163cm 5.845cm)">
          <text:p text:style-name="P1">O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xml:id="id9" draw:id="id9" draw:layer="layout" svg:width="1.146cm" svg:height="1.503cm" svg:x="12.838cm" svg:y="6.726cm">
          <text:p text:style-name="P1">H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163cm" svg:y1="7.477cm" svg:x2="12.838cm" svg:y2="7.477cm" draw:start-shape="id8" draw:start-glue-point="4" draw:end-shape="id9" draw:end-glue-point="3" svg:d="M11163 7477h1675" svg:viewBox="0 0 1676 1">
          <text:p/>
        </draw:connector>
        <draw:custom-shape draw:style-name="gr7" draw:text-style-name="P1" xml:id="id12" draw:id="id12" draw:layer="layout" svg:width="0.265cm" svg:height="0.264cm" svg:x="8.87cm" svg:y="1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" draw:id="id13" draw:layer="layout" svg:width="0.265cm" svg:height="0.265cm" svg:x="8.87cm" svg:y="13.3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xml:id="id11" draw:id="id11" draw:layer="layout" svg:width="1.146cm" svg:height="1.502cm" svg:x="12.838cm" svg:y="12.104cm">
          <text:p text:style-name="P1">H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163cm" svg:y1="12.854cm" svg:x2="12.838cm" svg:y2="12.855cm" draw:start-shape="id10" draw:start-glue-point="4" draw:end-shape="id11" draw:end-glue-point="3" svg:d="M11163 12854h838v1h837" svg:viewBox="0 0 1676 2">
          <text:p/>
        </draw:connector>
        <draw:connector draw:style-name="gr6" draw:text-style-name="P1" draw:layer="layout" svg:x1="4.025cm" svg:y1="3.992cm" svg:x2="8.908cm" svg:y2="12.242cm" draw:start-shape="id3" draw:start-glue-point="2" draw:end-shape="id12" draw:end-glue-point="7" svg:d="M4025 3992v8250h4883" svg:viewBox="0 0 4884 8251">
          <text:p/>
        </draw:connector>
        <draw:connector draw:style-name="gr6" draw:text-style-name="P1" draw:layer="layout" svg:x1="6.493cm" svg:y1="3.992cm" svg:x2="8.908cm" svg:y2="13.565cm" draw:start-shape="id5" draw:start-glue-point="2" draw:end-shape="id13" draw:end-glue-point="7" svg:d="M6493 3992v9573h2415" svg:viewBox="0 0 2416 9574">
          <text:p/>
        </draw:connector>
        <draw:custom-shape draw:style-name="gr9" draw:text-style-name="P1" xml:id="id10" draw:id="id10" draw:layer="layout" svg:width="3.262cm" svg:height="2.293cm" draw:transform="rotate (-1.5707963267949) translate (11.163cm 11.222cm)">
          <text:p text:style-name="P1">O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15.619cm" svg:y1="7.034cm" svg:x2="8.87cm" svg:y2="12.854cm" draw:start-shape="id14" draw:start-glue-point="1" draw:end-shape="id10" draw:end-glue-point="7" svg:d="M15619 7034h501v2822h-7752v2998h502" svg:viewBox="0 0 7753 5821">
          <text:p/>
        </draw:connector>
        <draw:custom-shape draw:style-name="gr10" draw:text-style-name="P1" draw:layer="layout" svg:width="1.146cm" svg:height="1.502cm" svg:x="14.249cm" svg:y="12.104cm">
          <text:p text:style-name="P1">H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8" draw:id="id18" draw:layer="layout" svg:width="0.265cm" svg:height="0.264cm" svg:x="8.87cm" svg:y="17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" draw:id="id19" draw:layer="layout" svg:width="0.265cm" svg:height="0.265cm" svg:x="8.87cm" svg:y="18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xml:id="id16" draw:id="id16" draw:layer="layout" svg:width="1.146cm" svg:height="1.502cm" svg:x="12.838cm" svg:y="17.306cm">
          <text:p text:style-name="P1">H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163cm" svg:y1="18.056cm" svg:x2="12.838cm" svg:y2="18.057cm" draw:start-shape="id15" draw:start-glue-point="4" draw:end-shape="id16" draw:end-glue-point="3" svg:d="M11163 18056h838v1h837" svg:viewBox="0 0 1676 2">
          <text:p/>
        </draw:connector>
        <draw:custom-shape draw:style-name="gr10" draw:text-style-name="P1" draw:layer="layout" svg:width="1.146cm" svg:height="1.502cm" svg:x="14.249cm" svg:y="17.306cm">
          <text:p text:style-name="P1">H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.619cm" svg:y1="12.5cm" svg:x2="8.87cm" svg:y2="18.056cm" draw:start-shape="id17" draw:start-glue-point="1" draw:end-shape="id15" draw:end-glue-point="7" svg:d="M15619 12500h501v2689h-7752v2867h502" svg:viewBox="0 0 7753 5557">
          <text:p/>
        </draw:connector>
        <draw:connector draw:style-name="gr6" draw:text-style-name="P1" draw:layer="layout" svg:x1="4.025cm" svg:y1="3.992cm" svg:x2="8.87cm" svg:y2="17.35cm" draw:start-shape="id3" draw:start-glue-point="2" draw:end-shape="id18" draw:end-glue-point="6" svg:d="M4025 3992v13358h4845" svg:viewBox="0 0 4846 13359">
          <text:p/>
        </draw:connector>
        <draw:connector draw:style-name="gr6" draw:text-style-name="P1" draw:layer="layout" svg:x1="6.493cm" svg:y1="3.992cm" svg:x2="8.87cm" svg:y2="18.673cm" draw:start-shape="id5" draw:start-glue-point="2" draw:end-shape="id19" draw:end-glue-point="6" svg:d="M6493 3992v14681h2377" svg:viewBox="0 0 2378 14682">
          <text:p/>
        </draw:connector>
        <draw:custom-shape draw:style-name="gr9" draw:text-style-name="P1" xml:id="id15" draw:id="id15" draw:layer="layout" svg:width="3.262cm" svg:height="2.293cm" draw:transform="rotate (-1.5707963267949) translate (11.163cm 16.424cm)">
          <text:p text:style-name="P1">O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1.146cm" svg:height="1.502cm" svg:x="15.707cm" svg:y="17.306cm">
          <text:p text:style-name="P1">H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23" draw:id="id23" draw:layer="layout" svg:width="0.265cm" svg:height="0.264cm" svg:x="8.87cm" svg:y="22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4" draw:id="id24" draw:layer="layout" svg:width="0.265cm" svg:height="0.265cm" svg:x="8.87cm" svg:y="23.3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xml:id="id21" draw:id="id21" draw:layer="layout" svg:width="1.146cm" svg:height="1.502cm" svg:x="12.838cm" svg:y="22.155cm">
          <text:p text:style-name="P1">H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163cm" svg:y1="22.905cm" svg:x2="12.838cm" svg:y2="22.906cm" draw:start-shape="id20" draw:start-glue-point="4" draw:end-shape="id21" draw:end-glue-point="3" svg:d="M11163 22905h838v1h837" svg:viewBox="0 0 1676 2">
          <text:p/>
        </draw:connector>
        <draw:custom-shape draw:style-name="gr10" draw:text-style-name="P1" draw:layer="layout" svg:width="1.146cm" svg:height="1.502cm" svg:x="14.249cm" svg:y="22.155cm">
          <text:p text:style-name="P1">H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46cm" svg:height="1.502cm" svg:x="15.707cm" svg:y="22.155cm">
          <text:p text:style-name="P1">H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029cm" svg:y1="17.702cm" svg:x2="8.871cm" svg:y2="22.905cm" draw:start-shape="id22" draw:start-glue-point="1" draw:end-shape="id20" draw:end-glue-point="7" svg:d="M17029 17702h500v2512h-9161v2691h503" svg:viewBox="0 0 9162 5204">
          <text:p/>
        </draw:connector>
        <draw:connector draw:style-name="gr6" draw:text-style-name="P1" draw:layer="layout" svg:x1="4.025cm" svg:y1="3.992cm" svg:x2="8.87cm" svg:y2="22.199cm" draw:start-shape="id3" draw:start-glue-point="2" draw:end-shape="id23" draw:end-glue-point="6" svg:d="M4025 3992v18207h4845" svg:viewBox="0 0 4846 18208">
          <text:p/>
        </draw:connector>
        <draw:connector draw:style-name="gr6" draw:text-style-name="P1" draw:layer="layout" svg:x1="6.493cm" svg:y1="3.992cm" svg:x2="8.87cm" svg:y2="23.522cm" draw:start-shape="id5" draw:start-glue-point="2" draw:end-shape="id24" draw:end-glue-point="6" svg:d="M6493 3992v19530h2377" svg:viewBox="0 0 2378 19531">
          <text:p/>
        </draw:connector>
        <draw:custom-shape draw:style-name="gr9" draw:text-style-name="P1" xml:id="id20" draw:id="id20" draw:layer="layout" svg:width="3.263cm" svg:height="2.293cm" draw:transform="rotate (-1.5707963267949) translate (11.163cm 21.273cm)">
          <text:p text:style-name="P1">O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xml:id="id26" draw:id="id26" draw:layer="layout" svg:width="1.313cm" svg:height="1.362cm" svg:x="17.9cm" svg:y="21.8cm">
          <draw:text-box>
            <text:p>...</text:p>
          </draw:text-box>
        </draw:frame>
        <draw:connector draw:style-name="gr6" draw:text-style-name="P1" draw:layer="layout" svg:x1="17.029cm" svg:y1="22.463cm" svg:x2="17.9cm" svg:y2="22.481cm" draw:start-shape="id25" draw:start-glue-point="1" draw:end-shape="id26" draw:end-glue-point="3" svg:d="M17029 22463h436v18h435" svg:viewBox="0 0 872 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21:42:39.751644915</meta:creation-date>
    <dc:date>2015-03-10T22:10:48.593489468</dc:date>
    <meta:editing-duration>PT12M53S</meta:editing-duration>
    <meta:editing-cycles>5</meta:editing-cycles>
    <meta:generator>LibreOffice/4.3.3.2$Linux_X86_64 LibreOffice_project/430m0$Build-2</meta:generator>
    <meta:document-statistic meta:object-count="51"/>
  </office:meta>
</office:document-meta>
</file>